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8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19.07mm"/>
    </style:style>
    <style:style style:name="co9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5"/>
        </table:table-row>
        <table:table-row table:style-name="ro1">
          <table:table-cell table:style-name="ce1"/>
          <table:table-cell table:style-name="ce5" table:number-columns-repeated="1023"/>
        </table:table-row>
        <table:table-row table:style-name="ro1">
          <table:table-cell table:number-columns-repeated="8"/>
          <table:table-cell table:style-name="ce4" table:number-columns-repeated="1016"/>
        </table:table-row>
        <table:table-row table:style-name="ro1">
          <table:table-cell table:style-name="ce3"/>
          <table:table-cell table:number-columns-repeated="7"/>
          <table:table-cell table:style-name="ce5" office:value-type="string" calcext:value-type="string">
            <text:p>Top level contro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Vector control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Main part contro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Controll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000 to 640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Instrument edit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Kit edit window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AddSynth main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AddSynth voice window – voice numbers 0 to 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SubSynth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Harmonics inser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PadSynth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nverse half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Oscillators window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Engine is 192 + (0 to 7) for AddSynth voice modulator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Engine is 2 for PadSynth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lmt, Clip, Asym2, Pow2, Sgm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os, Sin, Lsh, 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Harmonics insert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Resonance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Graph Ins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LFO inser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Engine is 2 for PadSynth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1 is Frequency LFO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2 is Filter LF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Filter parameters inser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Formant edi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o.</text:p>
          </table:table-cell>
          <table:table-cell office:value-type="string" calcext:value-type="string">
            <text:p>vowel no.</text:p>
          </table:table-cell>
          <table:table-cell office:value-type="string" calcext:value-type="string">
            <text:p>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o.</text:p>
          </table:table-cell>
          <table:table-cell office:value-type="string" calcext:value-type="string">
            <text:p>vowel no.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o.</text:p>
          </table:table-cell>
          <table:table-cell office:value-type="string" calcext:value-type="string">
            <text:p>vowel no.</text:p>
          </table:table-cell>
          <table:table-cell office:value-type="string" calcext:value-type="string">
            <text:p>Amplitud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Envelope inser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1 is Frequency envelop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2 is Filter envelop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3 is Bandwidth envelope (SubSynth only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Free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Graph poi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'Control’ is point number. ‘Par 2’ is X incremental value, ‘Value’ is Y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'Control’ is point number. Returns ‘Par 2’ <text:s/>number of points remain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'Control’ is point number, ‘Par 2’ is X incremental value, ‘Value’ is Y valu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Insertion Effect Selecto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System Effect Selecto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S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Effect Inser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or insertion effects part number is 24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rmal part effects are numbers 0 to 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table:number-columns-repeated="2"/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5"/>
        </table:table-row>
        <table:table-row table:style-name="ro1" table:number-rows-repeated="10481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21:17:51.429166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10T21:54:39.335878993</dc:date>
    <meta:editing-duration>P1DT3H6M41S</meta:editing-duration>
    <meta:editing-cycles>132</meta:editing-cycles>
    <meta:generator>LibreOffice/5.2.0.4$Linux_X86_64 LibreOffice_project/20m0$Build-4</meta:generator>
    <meta:document-statistic meta:table-count="1" meta:cell-count="2812" meta:object-count="0"/>
  </office:meta>
</office:document-meta>
</file>